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4be884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4be88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be88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2bd9" officeooo:paragraph-rsid="004be88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e24e" officeooo:paragraph-rsid="004be88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54cbd" officeooo:paragraph-rsid="004be88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14b63" officeooo:paragraph-rsid="00514b63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67f08" officeooo:paragraph-rsid="004be884" style:font-size-asian="12pt" style:font-weight-asian="normal" style:font-size-complex="12pt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71aa6" officeooo:paragraph-rsid="004be88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be884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4be884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527336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4be884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4ec5ad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4be884"/>
    </style:style>
    <style:style style:name="P18" style:family="paragraph" style:parent-style-name="Standard" style:list-style-name="L6">
      <style:paragraph-properties fo:text-align="start" style:justify-single-word="false"/>
      <style:text-properties officeooo:paragraph-rsid="004be884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55e24e" officeooo:paragraph-rsid="004be884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55e24e" officeooo:paragraph-rsid="004f9a0b"/>
    </style:style>
    <style:style style:name="P21" style:family="paragraph" style:parent-style-name="Standard" style:list-style-name="L4">
      <style:paragraph-properties fo:text-align="start" style:justify-single-word="false"/>
      <style:text-properties officeooo:rsid="0055e24e" officeooo:paragraph-rsid="004be884"/>
    </style:style>
    <style:style style:name="P22" style:family="paragraph" style:parent-style-name="Standard" style:list-style-name="L6">
      <style:paragraph-properties fo:text-align="start" style:justify-single-word="false"/>
      <style:text-properties officeooo:rsid="00567f08" officeooo:paragraph-rsid="004be884"/>
    </style:style>
    <style:style style:name="P2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4b63" officeooo:paragraph-rsid="00514b63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be14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03f0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2fd27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42bd9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67f08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f0e96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ec5ad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f9a0b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27336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4385a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a08d0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e142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03f01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67f08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71aa6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be884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f9a0b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20572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27336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normal" officeooo:rsid="0055e24e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571aa6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55e24e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571aa6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5273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5</text:span><text:span text:style-name="T19">0</text:span><text:span text:style-name="T20">2</text:span><text:span text:style-name="T17"> - </text:span><text:span text:style-name="T15">A/G</text:span><text:span text:style-name="T16"> -</text:span><text:span text:style-name="T21"> </text:span><text:span text:style-name="T22">LITENING pod </text:span><text:span text:style-name="T28">TPOD/</text:span><text:span text:style-name="T22">TGP</text:span><text:span text:style-name="T27">, LGBs</text:span></text:p>
      <text:p text:style-name="P2"/>
      <text:p text:style-name="P1"><text:span text:style-name="T22">TGP</text:span><text:span text:style-name="T2"> switch ... </text:span><text:span text:style-name="T21">ON</text:span><text:span text:style-name="T2"> </text:span><text:span text:style-name="T30">(</text:span><text:span text:style-name="T31">left instrument panel</text:span><text:span text:style-name="T30">)</text:span><text:span text:style-name="T32">, takes 60 seconds to warm up</text:span></text:p>
      <text:p text:style-name="P1"><text:span text:style-name="T33">L</text:span><text:span text:style-name="T34">ASER</text:span><text:span text:style-name="T31"> switch ... </text:span><text:span text:style-name="T35">ARM</text:span><text:span text:style-name="T31"> (left instrument panel)</text:span></text:p>
      <text:p text:style-name="P3"/>
      <text:p text:style-name="P1"><text:span text:style-name="T23">Designate a target with </text:span><text:span text:style-name="T22">TGP</text:span></text:p>
      <text:list xml:id="list3984702776" text:style-name="L1">
        <text:list-item>
          <text:p text:style-name="P8">On <text:span text:style-name="T36">right MFD</text:span>, go to <text:span text:style-name="T36">TGP</text:span> page either by pressing <text:span text:style-name="T36">TGP</text:span> OSB, or with <text:span text:style-name="T36">Coolie Hat right short</text:span> (<text:span text:style-name="T36">Dish Hat right short</text:span>) to cycle pages.</text:p>
        </text:list-item>
        <text:list-item>
          <text:p text:style-name="P12"><text:span text:style-name="T3">Press </text:span><text:span text:style-name="T23">Coolie Hat </text:span><text:span text:style-name="T22">right long</text:span><text:span text:style-name="T4"> (</text:span><text:span text:style-name="T23">Dish Hat </text:span><text:span text:style-name="T22">right long</text:span><text:span text:style-name="T4">) to put SOI in </text:span><text:span text:style-name="T22">TGP</text:span><text:span text:style-name="T3"> MFD</text:span><text:span text:style-name="T4">.</text:span></text:p>
        </text:list-item>
        <text:list-item>
          <text:p text:style-name="P12"><text:span text:style-name="T5">C</text:span><text:span text:style-name="T3">ontrols with </text:span><text:span text:style-name="T22">TGP</text:span><text:span text:style-name="T3"> as </text:span><text:span text:style-name="T22">SOI</text:span><text:span text:style-name="T3">:</text:span></text:p>
        </text:list-item>
      </text:list>
      <text:list xml:id="list865098252" text:style-name="L2">
        <text:list-item>
          <text:list>
            <text:list-item>
              <text:p text:style-name="P19"><text:span text:style-name="T14">Slew</text:span><text:span text:style-name="T1"> ... </text:span><text:span text:style-name="T14">TDC Ministick</text:span></text:p>
            </text:list-item>
            <text:list-item>
              <text:p text:style-name="P19"><text:span text:style-name="T14">Zoom</text:span><text:span text:style-name="T1"> ... </text:span><text:span text:style-name="T14">DMS forward/aft</text:span><text:span text:style-name="T1"> (</text:span><text:span text:style-name="T14">Middle Finger Hat up/down</text:span><text:span text:style-name="T1">)</text:span></text:p>
            </text:list-item>
            <text:list-item>
              <text:p text:style-name="P19"><text:span text:style-name="T14">FOV toggle</text:span><text:span text:style-name="T1"> ... </text:span><text:span text:style-name="T14">China Hat forward short</text:span><text:span text:style-name="T1"> (</text:span><text:span text:style-name="T14">Front Thumb Button press short</text:span><text:span text:style-name="T1">)</text:span></text:p>
            </text:list-item>
            <text:list-item>
              <text:p text:style-name="P19"><text:span text:style-name="T26">Lock target and </text:span><text:span text:style-name="T14">Point/Area track</text:span><text:span text:style-name="T1"> </text:span><text:span text:style-name="T6">toggle </text:span><text:span text:style-name="T1">... </text:span><text:span text:style-name="T14">TMS up short</text:span><text:span text:style-name="T1"> (</text:span><text:span text:style-name="T14">Gray Reset Hat forward short</text:span><text:span text:style-name="T1">)</text:span></text:p>
            </text:list-item>
            <text:list-item>
              <text:p text:style-name="P19"><text:span text:style-name="T14">Set SPI at crosshairs</text:span><text:span text:style-name="T1"> ... </text:span><text:span text:style-name="T14">TMS up long</text:span><text:span text:style-name="T1"> (</text:span><text:span text:style-name="T14">Gray Reset Hat forward long</text:span><text:span text:style-name="T1">)</text:span></text:p>
            </text:list-item>
            <text:list-item>
              <text:p text:style-name="P13"><text:span text:style-name="T22">Reset to boresight</text:span><text:span text:style-name="T3"> ... </text:span><text:span text:style-name="T22">China Hat aft short</text:span><text:span text:style-name="T3"> (</text:span><text:span text:style-name="T22">Rear Thumb Button press short</text:span><text:span text:style-name="T3">)</text:span></text:p>
            </text:list-item>
            <text:list-item>
              <text:p text:style-name="P13"><text:span text:style-name="T22">Reset to steerpoint</text:span><text:span text:style-name="T3"> ... </text:span><text:span text:style-name="T22">China Hat aft long</text:span><text:span text:style-name="T3"> (</text:span><text:span text:style-name="T22">Rear Thumb Button press long</text:span><text:span text:style-name="T3">)</text:span></text:p>
            </text:list-item>
            <text:list-item>
              <text:p text:style-name="P13"><text:span text:style-name="T22">Reset to SPI</text:span><text:span text:style-name="T3"> ... </text:span><text:span text:style-name="T22">China Hat forward long</text:span><text:span text:style-name="T3"> (</text:span><text:span text:style-name="T22">Front Thumb Button press long</text:span><text:span text:style-name="T3">)</text:span></text:p>
            </text:list-item>
            <text:list-item>
              <text:p text:style-name="P19"><text:span text:style-name="T14">FLIR/CCD mode</text:span><text:span text:style-name="T1"> ... </text:span><text:span text:style-name="T14">Boat Switch forward/aft</text:span><text:span text:style-name="T1"> (</text:span><text:span text:style-name="T14">Pinky Switch down/up</text:span><text:span text:style-name="T1">) for </text:span><text:span text:style-name="T14">FLIR BHOT/WHOT</text:span><text:span text:style-name="T1">, </text:span><text:span text:style-name="T14">Boat Switch center</text:span><text:span text:style-name="T1"> (</text:span><text:span text:style-name="T14">Pinky Switch press</text:span><text:span text:style-name="T1">) for </text:span><text:span text:style-name="T14">CCD</text:span><text:span text:style-name="T1"> (TV mode).</text:span></text:p>
            </text:list-item>
          </text:list>
        </text:list-item>
      </text:list>
      <text:list xml:id="list215033509797338" text:continue-list="list3984702776" text:style-name="L1">
        <text:list-item>
          <text:p text:style-name="P20"><text:span text:style-name="T1">When pointed at the target, press </text:span><text:span text:style-name="T14">TMS up short</text:span><text:span text:style-name="T1"> (</text:span><text:span text:style-name="T14">Gray Reset Hat forward short</text:span><text:span text:style-name="T1">) to set point or area track</text:span><text:span text:style-name="T11">.</text:span></text:p>
        </text:list-item>
        <text:list-item>
          <text:p text:style-name="P20"><text:span text:style-name="T11">Then </text:span><text:span text:style-name="T14">TMS up long</text:span><text:span text:style-name="T1"> (</text:span><text:span text:style-name="T14">Gray Reset Hat forward long</text:span><text:span text:style-name="T1">) to set </text:span><text:span text:style-name="T14">SPI</text:span><text:span text:style-name="T1">.</text:span></text:p>
        </text:list-item>
      </text:list>
      <text:p text:style-name="P3"/>
      <text:p text:style-name="P4">Share your SPI with other flight members</text:p>
      <text:list xml:id="list2151262831" text:style-name="L3">
        <text:list-item>
          <text:p text:style-name="P14"><text:span text:style-name="T7">When you have a SPI</text:span><text:span text:style-name="T12">:</text:span></text:p>
          <text:list>
            <text:list-item>
              <text:p text:style-name="P14"><text:span text:style-name="T12">A-10C</text:span><text:span text:style-name="T13">:</text:span><text:span text:style-name="T12"> P</text:span><text:span text:style-name="T7">ress </text:span><text:span text:style-name="T29">D</text:span><text:span text:style-name="T23">MS long left</text:span><text:span text:style-name="T4"> (</text:span><text:span text:style-name="T23">Middle Finger Hat long left</text:span><text:span text:style-name="T4">)</text:span><text:span text:style-name="T7"> to broadcast it.</text:span><text:span text:style-name="T4"> </text:span><text:span text:style-name="T7">(</text:span><text:span text:style-name="T4">TAD page shows SPI ON.</text:span><text:span text:style-name="T7">)</text:span></text:p>
            </text:list-item>
            <text:list-item>
              <text:p text:style-name="P14"><text:span text:style-name="T12">A-10C II</text:span><text:span text:style-name="T13">:</text:span><text:span text:style-name="T12"> P</text:span><text:span text:style-name="T7">ress </text:span><text:span text:style-name="T23">TMS long left</text:span><text:span text:style-name="T4"> (</text:span><text:span text:style-name="T29">Gray Reset </text:span><text:span text:style-name="T23">Hat long left</text:span><text:span text:style-name="T4">)</text:span><text:span text:style-name="T7"> to broadcast it.</text:span><text:span text:style-name="T4"> </text:span><text:span text:style-name="T7">(</text:span><text:span text:style-name="T4">TAD page shows SPI ON.</text:span><text:span text:style-name="T7">)</text:span></text:p>
            </text:list-item>
          </text:list>
        </text:list-item>
      </text:list>
      <text:p text:style-name="P3"/>
      <text:p text:style-name="P5">Change laser code and fire laser</text:p>
      <text:list xml:id="list4149345875" text:style-name="L4">
        <text:list-item>
          <text:p text:style-name="P9">Change laser code:</text:p>
          <text:list>
            <text:list-item>
              <text:p text:style-name="P15"><text:span text:style-name="T3">Press </text:span><text:span text:style-name="T22">CNTL</text:span><text:span text:style-name="T3"> OSB.</text:span></text:p>
            </text:list-item>
            <text:list-item>
              <text:p text:style-name="P21"><text:span text:style-name="T1">Enter new laser code in </text:span><text:span text:style-name="T14">UFC scratchpad</text:span><text:span text:style-name="T1">, then press </text:span><text:span text:style-name="T14">L3 OSB</text:span><text:span text:style-name="T1"> to update the laser code.</text:span></text:p>
            </text:list-item>
            <text:list-item>
              <text:p text:style-name="P21"><text:span text:style-name="T1">Press </text:span><text:span text:style-name="T14">RTN</text:span><text:span text:style-name="T1"> OSB to return to main screen.</text:span></text:p>
            </text:list-item>
          </text:list>
        </text:list-item>
        <text:list-item>
          <text:p text:style-name="P16"><text:span text:style-name="T9">Toggle f</text:span><text:span text:style-name="T3">ir</text:span><text:span text:style-name="T9">ing</text:span><text:span text:style-name="T3"> the laser</text:span><text:span text:style-name="T8"> with </text:span><text:span text:style-name="T22">NWS button</text:span><text:span text:style-name="T3"> (</text:span><text:span text:style-name="T22">Flip Down Trigger</text:span><text:span text:style-name="T3">)</text:span><text:span text:style-name="T8">. <text:s/>On the MFD, "</text:span><text:span text:style-name="T24">L</text:span><text:span text:style-name="T8">" will be flashing when laser is firing.</text:span></text:p>
        </text:list-item>
      </text:list>
      <text:list xml:id="list2090795049" text:style-name="L5">
        <text:list-item>
          <text:list>
            <text:list-item>
              <text:p text:style-name="P17"><text:span text:style-name="T10">(optional) </text:span><text:span text:style-name="T8">C</text:span><text:span text:style-name="T6">hange NWS button to fire laser only while held or to toggle laser firing with </text:span><text:span text:style-name="T25">CNTL</text:span><text:span text:style-name="T6"> OSB, </text:span><text:span text:style-name="T25">LATCH</text:span><text:span text:style-name="T6"> OSB. <text:s/></text:span><text:span text:style-name="T25">ON</text:span><text:span text:style-name="T6"> = NWS toggles laser, </text:span><text:span text:style-name="T25">OFF</text:span><text:span text:style-name="T6"> = laser fires only while NWS is held.</text:span></text:p>
            </text:list-item>
          </text:list>
        </text:list-item>
      </text:list>
      <text:p text:style-name="P3"/>
      <text:p text:style-name="P3">Display</text:p>
      <text:list xml:id="list1601994748" text:style-name="L6">
        <text:list-item>
          <text:p text:style-name="P18"><text:span text:style-name="T6">Below crosshairs is </text:span><text:span text:style-name="T8">the tracking mode, laser status, and range with range source:</text:span></text:p>
          <text:list>
            <text:list-item>
              <text:p text:style-name="P10">Tracking mode: <text:span text:style-name="T36">AREA</text:span>, <text:span text:style-name="T36">POINT</text:span>, <text:span text:style-name="T36">INR-A</text:span> (inertial area, masked), <text:span text:style-name="T36">INR-P</text:span> (ditto, point), or <text:span text:style-name="T36">INR</text:span></text:p>
            </text:list-item>
            <text:list-item>
              <text:p text:style-name="P18"><text:span text:style-name="T8">Laser status: </text:span><text:span text:style-name="T24">P</text:span><text:span text:style-name="T8">=Pointer, </text:span><text:span text:style-name="T24">L</text:span><text:span text:style-name="T8">=Laser, </text:span><text:span text:style-name="T24">B</text:span><text:span text:style-name="T8">=Both pointer and laser, (</text:span><text:span text:style-name="T24">T</text:span><text:span text:style-name="T8"> prefix=Training)</text:span></text:p>
              <text:list>
                <text:list-item>
                  <text:p text:style-name="P22"><text:span text:style-name="T14">Flashing</text:span><text:span text:style-name="T1"> laser status letter means laser is firing.</text:span></text:p>
                </text:list-item>
              </text:list>
            </text:list-item>
            <text:list-item>
              <text:p text:style-name="P22"><text:span text:style-name="T1">Range is slant range to target, and range source is: </text:span><text:span text:style-name="T14">L</text:span><text:span text:style-name="T1">=laser range, </text:span><text:span text:style-name="T14">T</text:span><text:span text:style-name="T1">=trigonometric range, </text:span><text:span text:style-name="T14">E</text:span><text:span text:style-name="T1">=pod is slewing and not tracking a target</text:span></text:p>
            </text:list-item>
          </text:list>
        </text:list-item>
        <text:list-item>
          <text:p text:style-name="P11">Yardstick number is to the right of the crosshairs, shows distance of right crosshair bar on the ground.</text:p>
        </text:list-item>
        <text:list-item>
          <text:p text:style-name="P10">Bottom of screen shows coordinates of crosshairs. <text:s/>(Format can be changed in <text:span text:style-name="T36">CNTL</text:span> OSB, <text:span text:style-name="T36">R2 OSB</text:span>.)</text:p>
        </text:list-item>
      </text:list>
      <text:p text:style-name="P6"/>
      <text:p text:style-name="P7">GBU-12/16/10 LGBs -- WIP needs verification/organization</text:p>
      <text:list xml:id="list3223439661" text:style-name="L7">
        <text:list-item>
          <text:p text:style-name="P23">Set up for CCRP bombing as described on other page.</text:p>
        </text:list-item>
        <text:list-item>
          <text:p text:style-name="P23">Designate a target with the TGP and set as SPI with TMS forward long (Gray Reset Hat forward long).</text:p>
        </text:list-item>
        <text:list-item>
          <text:p text:style-name="P23">Drop on target as with CCRP mode.</text:p>
        </text:list-item>
        <text:list-item>
          <text:p text:style-name="P23">Toggle laser firing with Flip-down Trigger pres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5T21:50:32.499000000</dc:date>
    <meta:editing-duration>P1DT9H27M42S</meta:editing-duration>
    <meta:editing-cycles>6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2" meta:word-count="547" meta:character-count="2938" meta:non-whitespace-character-count="2464"/>
  </office:meta>
</office:document-meta>
</file>